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wner Information: </text:p>
          </table:table-cell>
          <table:table-cell/>
        </table:table-row>
        <table:table-row table:style-name="ro1">
          <table:table-cell office:value-type="string" calcext:value-type="string">
            <text:p>Name: </text:p>
          </table:table-cell>
          <table:table-cell calcext:value-type="string">
            <text:p>Larry</text:p>
          </table:table-cell>
        </table:table-row>
        <table:table-row table:style-name="ro1">
          <table:table-cell office:value-type="string" calcext:value-type="string">
            <text:p>Address: </text:p>
          </table:table-cell>
          <table:table-cell calcext:value-type="string">
            <text:p>Hronsek</text:p>
          </table:table-cell>
        </table:table-row>
      </table:table>
      <table:table table:name="2015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3093.0" calcext:value-type="float">
            <text:p>-3,093.00</text:p>
          </table:table-cell>
          <table:table-cell office:value-type="string" calcext:value-type="string">
            <text:p>Total expenses</text:p>
          </table:table-cell>
          <table:table-cell office:value-type="float" office:value="3093.0" calcext:value-type="float">
            <text:p>3,093.0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>
          <table:table-cell office:value-type="float" office:value="15">
            <text:p>15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6">
            <text:p>16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  <table:table-row>
          <table:table-cell office:value-type="float" office:value="17">
            <text:p>17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Philip Smith</text:p>
          </table:table-cell>
          <table:table-cell>
            <text:p>Ulica mieru 23 01841 Ilava</text:p>
          </table:table-cell>
          <table:table-cell>
            <text:p>2015-03-01</text:p>
          </table:table-cell>
          <table:table-cell>
            <text:p>2015-03-10</text:p>
          </table:table-cell>
          <table:table-cell office:value-type="float" office:value="-515.5">
            <text:p>-515.50</text:p>
          </table:table-cell>
          <table:table-cell>
            <text:p>Headphones:15.5; Computer:500.0; </text:p>
          </table:table-cell>
          <table:table-cell table:number-columns-repeated="1"/>
        </table:table-row>
      </table:table>
      <table:table table:name="2018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0.15000000000000002" calcext:value-type="float">
            <text:p>-0.15</text:p>
          </table:table-cell>
          <table:table-cell office:value-type="string" calcext:value-type="string">
            <text:p>Total expenses</text:p>
          </table:table-cell>
          <table:table-cell office:value-type="float" office:value="0.15000000000000002" calcext:value-type="float">
            <text:p>0.15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>
          <table:table-cell office:value-type="float" office:value="18">
            <text:p>18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a</text:p>
          </table:table-cell>
          <table:table-cell>
            <text:p>a</text:p>
          </table:table-cell>
          <table:table-cell>
            <text:p>2018-06-08</text:p>
          </table:table-cell>
          <table:table-cell>
            <text:p>2018-06-16</text:p>
          </table:table-cell>
          <table:table-cell office:value-type="float" office:value="-0.01">
            <text:p>-0.01</text:p>
          </table:table-cell>
          <table:table-cell>
            <text:p>a:0.01; </text:p>
          </table:table-cell>
          <table:table-cell table:number-columns-repeated="1"/>
        </table:table-row>
        <table:table-row>
          <table:table-cell office:value-type="float" office:value="19">
            <text:p>19.00</text:p>
          </table:table-cell>
          <table:table-cell>
            <text:p>EXPENSE</text:p>
          </table:table-cell>
          <table:table-cell>
            <text:p>Larry</text:p>
          </table:table-cell>
          <table:table-cell>
            <text:p>Hronsek</text:p>
          </table:table-cell>
          <table:table-cell>
            <text:p>aemrya</text:p>
          </table:table-cell>
          <table:table-cell>
            <text:p>syrjzyma </text:p>
          </table:table-cell>
          <table:table-cell>
            <text:p>2018-06-15</text:p>
          </table:table-cell>
          <table:table-cell>
            <text:p>2018-07-05</text:p>
          </table:table-cell>
          <table:table-cell office:value-type="float" office:value="-0.14">
            <text:p>-0.14</text:p>
          </table:table-cell>
          <table:table-cell>
            <text:p>zdtgjry:0.14; </text:p>
          </table:table-cell>
          <table:table-cell table:number-columns-repeated="1"/>
        </table:table-row>
      </table:table>
      <table:table table:name="1980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1540.5" calcext:value-type="float">
            <text:p>1540.5</text:p>
          </table:table-cell>
          <table:table-cell office:value-type="string" calcext:value-type="string">
            <text:p>Total incomes</text:p>
          </table:table-cell>
          <table:table-cell office:value-type="float" office:value="1540.5" calcext:value-type="float">
            <text:p>154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</table:table>
      <table:table table:name="2014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0:35:21.565767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LibreOffice/5.1.6.2$Linux_X86_64 LibreOffice_project/10m0$Build-2</meta:generator>
    <dc:date>2018-06-14T20:35:30.026759083</dc:date>
    <meta:editing-duration>PT17S</meta:editing-duration>
    <meta:editing-cycles>2</meta:editing-cycles>
    <meta:document-statistic meta:table-count="5" meta:cell-count="219" meta:object-count="0"/>
  </office:meta>
</office:document-meta>
</file>